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7441f" officeooo:paragraph-rsid="00c7441f"/>
    </style:style>
    <style:style style:name="P3" style:family="paragraph" style:parent-style-name="Standard">
      <style:text-properties fo:font-size="18pt" officeooo:rsid="00ca78ee" officeooo:paragraph-rsid="00ca78ee"/>
    </style:style>
    <style:style style:name="P4" style:family="paragraph" style:parent-style-name="Standard">
      <style:text-properties officeooo:rsid="00c7441f" officeooo:paragraph-rsid="00c7441f"/>
    </style:style>
    <style:style style:name="P5" style:family="paragraph" style:parent-style-name="Standard">
      <style:text-properties officeooo:paragraph-rsid="00c54a9e"/>
    </style:style>
    <style:style style:name="P6" style:family="paragraph" style:parent-style-name="Standard">
      <style:text-properties officeooo:rsid="00ca78ee" officeooo:paragraph-rsid="00ca78ee"/>
    </style:style>
    <style:style style:name="P7" style:family="paragraph" style:parent-style-name="Standard">
      <style:text-properties officeooo:rsid="00cc37a7" officeooo:paragraph-rsid="00cc37a7"/>
    </style:style>
    <style:style style:name="P8" style:family="paragraph" style:parent-style-name="Standard">
      <style:text-properties officeooo:rsid="00c347ea" officeooo:paragraph-rsid="00c347ea"/>
    </style:style>
    <style:style style:name="P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441f" officeooo:paragraph-rsid="00c347ea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/>
    </style:style>
    <style:style style:name="T3" style:family="text">
      <style:text-properties fo:font-size="18pt" officeooo:rsid="00c54a9e"/>
    </style:style>
    <style:style style:name="T4" style:family="text">
      <style:text-properties fo:font-size="18pt" officeooo:rsid="00c7441f"/>
    </style:style>
    <style:style style:name="T5" style:family="text">
      <style:text-properties fo:font-size="18pt" fo:font-weight="bold" officeooo:rsid="00c7441f" style:font-weight-asian="bold" style:font-weight-complex="bold"/>
    </style:style>
    <style:style style:name="T6" style:family="text">
      <style:text-properties fo:font-size="18pt" officeooo:rsid="00ca78ee"/>
    </style:style>
    <style:style style:name="T7" style:family="text">
      <style:text-properties officeooo:rsid="00c54a9e"/>
    </style:style>
    <style:style style:name="T8" style:family="text">
      <style:text-properties officeooo:rsid="00ca78ee"/>
    </style:style>
    <style:style style:name="T9" style:family="text">
      <style:text-properties officeooo:rsid="00ce10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portionnalité</text:p>
      <text:p text:style-name="Standard"/>
      <text:p text:style-name="P1"><text:span text:style-name="T1">Exercices </text:span><text:span text:style-name="T6">à</text:span><text:span text:style-name="T3"> </text:span><text:span text:style-name="T4">faire </text:span><text:span text:style-name="T5">SANS</text:span><text:span text:style-name="T4"> calculatrice </text:span><text:span text:style-name="T6">sauf précision contraire ;-)</text:span></text:p>
      <text:p text:style-name="P1"/>
      <text:p text:style-name="P2">Grandeurs proportionnelles</text:p>
      <text:p text:style-name="P5"><text:span text:style-name="T3">oral : </text:span><text:span text:style-name="T6">p124 : 1, 2, 3</text:span></text:p>
      <text:p text:style-name="P6"><text:span text:style-name="T2">oral : p125 : 13, 14</text:span></text:p>
      <text:p text:style-name="P2"><text:span text:style-name="T8">p125 : </text:span><text:span text:style-name="T7">7, </text:span>8, 9</text:p>
      <text:p text:style-name="P8"/>
      <text:p text:style-name="P2">Proportionnalité des lignes ou <text:span text:style-name="T8">des </text:span>colonnes</text:p>
      <text:p text:style-name="P3">p125 : 12</text:p>
      <text:p text:style-name="P3">p126 : 20, 21, 18, 19</text:p>
      <text:p text:style-name="P3">p127 : 25, 27, 31, 32, 33</text:p>
      <text:p text:style-name="P3">p131 : 64, 65, 67, 70</text:p>
      <text:p text:style-name="P3">p134 : 93</text:p>
      <text:p text:style-name="P3">p135 : 94, 97, 98</text:p>
      <text:p text:style-name="P8"/>
      <text:p text:style-name="P4">Passage <text:span text:style-name="T8">par</text:span> l’unité</text:p>
      <text:p text:style-name="P6">p127 : 26, 28</text:p>
      <text:p text:style-name="P6">avec la calculatrice : p135 : 95, 96</text:p>
      <text:p text:style-name="P8"/>
      <text:p text:style-name="P4">Pourcentages</text:p>
      <text:p text:style-name="P4">oral : p<text:span text:style-name="T8">128 : 37, 38</text:span></text:p>
      <text:p text:style-name="P6">p128 : 34, 35</text:p>
      <text:p text:style-name="P6">p129 : 39, 41, 42, 43, 45, 46, 48, 52</text:p>
      <text:p text:style-name="P6">p133 : 81, 85</text:p>
      <text:p text:style-name="P6">p136 : 101</text:p>
      <text:p text:style-name="P4"/>
      <text:p text:style-name="P4">Echelles</text:p>
      <text:p text:style-name="P6">p127 : 30</text:p>
      <text:p text:style-name="P4"/>
      <text:p text:style-name="P7">Difficile</text:p>
      <text:p text:style-name="P7">p133 : 84, <text:span text:style-name="T9">87</text:span></text:p>
      <text:p text:style-name="P7">p136 : 102</text:p>
      <text:p text:style-name="P7">p137 : 105, 107, 10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6M50S</meta:editing-duration>
    <meta:editing-cycles>156</meta:editing-cycles>
    <meta:generator>LibreOffice/7.3.7.2$Linux_X86_64 LibreOffice_project/30$Build-2</meta:generator>
    <meta:initial-creator>Véronique et Thibaud FONTANET</meta:initial-creator>
    <dc:date>2023-04-19T14:08:48.573242754</dc:date>
    <meta:print-date>2021-01-04T09:36:06.738044778</meta:print-date>
    <meta:document-statistic meta:table-count="0" meta:image-count="0" meta:object-count="0" meta:page-count="1" meta:paragraph-count="28" meta:word-count="126" meta:character-count="548" meta:non-whitespace-character-count="450"/>
  </office:meta>
</office:document-meta>
</file>